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2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px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ncho Total</text:p>
          </table:table-cell>
          <table:table-cell office:value-type="float" office:value="816" calcext:value-type="float">
            <text:p>816</text:p>
          </table:table-cell>
          <table:table-cell office:value-type="float" office:value="21.59" calcext:value-type="float">
            <text:p>21.59</text:p>
          </table:table-cell>
          <table:table-cell table:formula="of:=[.C2]*10" office:value-type="float" office:value="215.9" calcext:value-type="float">
            <text:p>215.9</text:p>
          </table:table-cell>
          <table:table-cell table:formula="of:=[.C2]/2.54" office:value-type="float" office:value="8.5" calcext:value-type="float">
            <text:p>8.5</text:p>
          </table:table-cell>
        </table:table-row>
        <table:table-row table:style-name="ro1">
          <table:table-cell office:value-type="string" calcext:value-type="string">
            <text:p>Largo Total</text:p>
          </table:table-cell>
          <table:table-cell office:value-type="float" office:value="1344" calcext:value-type="float">
            <text:p>1344</text:p>
          </table:table-cell>
          <table:table-cell office:value-type="float" office:value="35.56" calcext:value-type="float">
            <text:p>35.56</text:p>
          </table:table-cell>
          <table:table-cell table:formula="of:=[.C3]*10" office:value-type="float" office:value="355.6" calcext:value-type="float">
            <text:p>355.6</text:p>
          </table:table-cell>
          <table:table-cell table:formula="of:=[.C3]/2.54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pacio Inicio</text:p>
          </table:table-cell>
          <table:table-cell table:formula="of:=6*5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acio Final</text:p>
          </table:table-cell>
          <table:table-cell table:formula="of:=4*5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 Inicial</text:p>
          </table:table-cell>
          <table:table-cell table:formula="of:=[.B4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cho Manilla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acio x Manilla</text:p>
          </table:table-cell>
          <table:table-cell table:formula="of:=6*5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x Manilla</text:p>
          </table:table-cell>
          <table:table-cell table:formula="of:=[.B7]+[.B8]" office:value-type="float" office:value="80" calcext:value-type="float">
            <text:p>80</text:p>
          </table:table-cell>
          <table:table-cell/>
          <table:table-cell table:formula="of:=[.B7]+[.B8]*10"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string" calcext:value-type="string">
            <text:p>EI 3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4]+[.$B$7]+[.$B$8]"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5]+[.$B$7]+[.$B$8]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6]+[.$B$7]+[.$B$8]"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7]+[.$B$7]+[.$B$8]"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8]+[.$B$7]+[.$B$8]"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9]+[.$B$7]+[.$B$8]"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]+[.$B$7]+[.$B$8]" office:value-type="float" office:value="590" calcext:value-type="float">
            <text:p>59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]+[.$B$7]+[.$B$8]" office:value-type="float" office:value="670" calcext:value-type="float">
            <text:p>67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]+[.$B$7]+[.$B$8]"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AL</text:p>
          </table:table-cell>
          <table:table-cell table:formula="of:=[.B23]+[.B7]+[.B5]" office:value-type="float" office:value="820" calcext:value-type="float">
            <text:p>82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3T18:34:04.343752827</meta:creation-date>
    <dc:date>2019-08-04T18:46:14.262130030</dc:date>
    <meta:editing-duration>PT22H8M45S</meta:editing-duration>
    <meta:editing-cycles>2</meta:editing-cycles>
    <meta:generator>LibreOffice/6.2.5.2$Linux_X86_64 LibreOffice_project/20$Build-2</meta:generator>
    <meta:document-statistic meta:table-count="1" meta:cell-count="52" meta:object-count="0"/>
  </office:meta>
</office:document-meta>
</file>